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305e" officeooo:paragraph-rsid="0015305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15305e" officeooo:paragraph-rsid="0015305e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8"/><text:span text:style-name="T1">SERVIDOR </text:span><text:s text:c="48"/><text:span text:style-name="T1">CLIENT</text:span></text:p>
      <text:p text:style-name="P1"><text:span text:style-name="T1"/></text:p>
      <text:p text:style-name="P2"><text:tab/>Espera conexio<text:tab/><text:tab/><text:tab/><text:tab/><text:tab/><text:tab/><text:tab/></text:p>
      <text:p text:style-name="P2"><text:tab/><text:tab/><text:tab/><text:tab/><text:tab/><text:tab/><text:tab/></text:p>
      <text:p text:style-name="P2"><text:tab/><text:tab/><text:tab/><text:tab/><text:tab/><text:tab/><text:tab/><text:tab/><text:tab/>STRT &lt;sp&gt; &lt;ID&gt; </text:p>
      <text:p text:style-name="P2"/>
      <text:p text:style-name="P2"/>
      <text:p text:style-name="P2"><text:tab/>INIT &lt;sp&gt;&lt;CHIPS&gt; o ERRO &lt;CODI ERROR&gt;&lt;MENSAJE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9:59:51.198577216</meta:creation-date>
    <dc:date>2019-02-27T20:18:40.535968633</dc:date>
    <meta:editing-duration>PT3M18S</meta:editing-duration>
    <meta:editing-cycles>1</meta:editing-cycles>
    <meta:document-statistic meta:table-count="0" meta:image-count="0" meta:object-count="0" meta:page-count="1" meta:paragraph-count="5" meta:word-count="13" meta:character-count="170" meta:non-whitespace-character-count="79"/>
    <meta:generator>LibreOffice/5.2.7.2$Linux_X86_64 LibreOffice_project/20m0$Build-2</meta:generator>
  </office:meta>
</office:document-meta>
</file>